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o stretchy="false">ℒ</mo>
            <mrow>
              <mrow>
                <mo fence="true" form="prefix" stretchy="true">(</mo>
                <mrow>
                  <mrow>
                    <mi>f</mi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=</mo>
              <mrow>
                <munderover>
                  <mo stretchy="false">∫</mo>
                  <mn>0</mn>
                  <mi>∞</mi>
                </munderover>
                <mrow>
                  <mrow>
                    <msup>
                      <mi>e</mi>
                      <mrow>
                        <mrow>
                          <mo stretchy="false">−</mo>
                          <mi>s</mi>
                        </mrow>
                        <mo stretchy="false">⋅</mo>
                        <mi>t</mi>
                      </mrow>
                    </msup>
                    <mo stretchy="false">⋅</mo>
                    <mi>f</mi>
                  </mrow>
                  <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i>A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n>2</mn>
                    <mo stretchy="false">⋅</mo>
                    <msup>
                      <mi>t</mi>
                      <mn>4</mn>
                    </msup>
                  </mrow>
                </mrow>
                <mo fence="true" form="postfix" stretchy="true">}</mo>
              </mrow>
              <mo stretchy="false">=</mo>
              <mrow>
                <mn>2</mn>
                <mo stretchy="false">⋅</mo>
                <mfrac>
                  <mrow>
                    <mn>4</mn>
                    <mo stretchy="false">!</mo>
                  </mrow>
                  <msup>
                    <mi>s</mi>
                    <mrow>
                      <mn>4</mn>
                      <mo stretchy="false">+</mo>
                      <mn>1</mn>
                    </mrow>
                  </msup>
                </mfrac>
              </mrow>
              <mo stretchy="false">=</mo>
              <mfrac>
                <mn>48</mn>
                <msup>
                  <mi>s</mi>
                  <mn>5</mn>
                </msup>
              </mfrac>
            </mrow>
          </mrow>
        </mtd>
      </mtr>
      <mtr>
        <mtd>
          <mrow/>
        </mtd>
      </mtr>
      <mtr>
        <mtd>
          <mrow>
            <mi>B</mi>
            <mn>.</mn>
            <mspace width="2em"/>
            <mo stretchy="false">ℒ</mo>
            <mrow>
              <mrow>
                <mo fence="true" form="prefix" stretchy="true">{</mo>
                <mrow>
                  <msup>
                    <mrow>
                      <mo fence="true" form="prefix" stretchy="tru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n>2</mn>
                              <mi>t</mi>
                            </mrow>
                          </msup>
                        </mrow>
                      </mrow>
                      <mo fence="true" form="postfix" stretchy="true">)</mo>
                    </mrow>
                    <mn>2</mn>
                  </msup>
                </mrow>
                <mo fence="true" form="postfix" stretchy="true">}</mo>
              </mrow>
              <mo stretchy="false">=</mo>
              <mo stretchy="false">ℒ</mo>
            </mrow>
            <mrow>
              <mrow>
                <mo fence="true" form="prefix" stretchy="true">{</mo>
                <mrow>
                  <mrow>
                    <mn>1</mn>
                    <mo stretchy="false">+</mo>
                    <mrow>
                      <mn>2</mn>
                      <mo stretchy="false">⋅</mo>
                      <msup>
                        <mi>e</mi>
                        <mrow>
                          <mn>2</mn>
                          <mi>t</mi>
                        </mrow>
                      </msup>
                    </mrow>
                    <mo stretchy="false">+</mo>
                    <msup>
                      <mi>e</mi>
                      <mrow>
                        <mn>4</mn>
                        <mi>t</mi>
                      </mrow>
                    </msup>
                  </mrow>
                </mrow>
                <mo fence="true" form="postfix" stretchy="true">}</mo>
              </mrow>
              <mo stretchy="false">=</mo>
              <mrow>
                <mfrac>
                  <mn>1</mn>
                  <mi>s</mi>
                </mfrac>
                <mo stretchy="false">+</mo>
                <mrow>
                  <mn>2</mn>
                  <mo stretchy="false">⋅</mo>
                  <mfrac>
                    <mn>1</mn>
                    <mrow>
                      <mi>s</mi>
                      <mo stretchy="false">−</mo>
                      <mn>2</mn>
                    </mrow>
                  </mfrac>
                </mrow>
                <mo stretchy="false">+</mo>
                <mfrac>
                  <mn>1</mn>
                  <mrow>
                    <mi>s</mi>
                    <mo stretchy="false">−</mo>
                    <mn>4</mn>
                  </mrow>
                </mfrac>
              </mrow>
            </mrow>
          </mrow>
        </mtd>
      </mtr>
      <mtr>
        <mtd>
          <mrow/>
        </mtd>
      </mtr>
      <mtr>
        <mtd>
          <mrow>
            <mi>C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i>cos</mi>
                    <mrow>
                      <mrow>
                        <mo fence="true" form="prefix" stretchy="true">(</mo>
                        <mrow>
                          <mrow>
                            <mn>5</mn>
                            <mi>t</mi>
                          </mrow>
                        </mrow>
                        <mo fence="true" form="postfix" stretchy="true">)</mo>
                      </mrow>
                      <mo stretchy="false">+</mo>
                      <mi mathvariant="italic">sen</mi>
                    </mrow>
                    <mrow>
                      <mo fence="true" form="prefix" stretchy="true">(</mo>
                      <mrow>
                        <mrow>
                          <mn>2</mn>
                          <mi>t</mi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frac>
                  <mi>s</mi>
                  <mrow>
                    <mi>s</mi>
                    <mrow>
                      <mn>²</mn>
                      <mo stretchy="false">+</mo>
                      <mn>25</mn>
                    </mrow>
                  </mrow>
                </mfrac>
                <mo stretchy="false">+</mo>
                <mfrac>
                  <mn>2</mn>
                  <mrow>
                    <msup>
                      <mi>s</mi>
                      <mn>2</mn>
                    </msup>
                    <mo stretchy="false">+</mo>
                    <mn>4</mn>
                  </mrow>
                </mfrac>
              </mrow>
            </mrow>
          </mrow>
        </mtd>
      </mtr>
      <mtr>
        <mtd>
          <mrow/>
        </mtd>
      </mtr>
      <mtr>
        <mtd>
          <mrow>
            <mi>D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row>
                      <msup>
                        <mi>e</mi>
                        <mi>t</mi>
                      </msup>
                      <mo stretchy="false">⋅</mo>
                      <mi mathvariant="italic">senh</mi>
                    </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row>
                <mfrac>
                  <mn>1</mn>
                  <mrow>
                    <mi>s</mi>
                    <mo stretchy="false">−</mo>
                    <mn>1</mn>
                  </mrow>
                </mfrac>
                <mo stretchy="false">⋅</mo>
                <mfrac>
                  <mn>1</mn>
                  <mrow>
                    <mi>s</mi>
                    <mrow>
                      <mn>²</mn>
                      <mo stretchy="false">−</mo>
                      <mn>1</mn>
                    </mrow>
                  </mrow>
                </mfrac>
              </mrow>
            </mrow>
            <mspace width="2em"/>
            <mi mathvariant="italic">XXX</mi>
          </mrow>
        </mtd>
      </mtr>
      <mtr>
        <mtd>
          <mrow/>
        </mtd>
      </mtr>
      <mtr>
        <mtd>
          <mrow>
            <mi>E</mi>
            <mn>.</mn>
            <mspace width="2em"/>
            <mo stretchy="false">ℒ</mo>
            <mrow>
              <mrow>
                <mo fence="true" form="prefix" stretchy="true">{</mo>
                <mrow>
                  <mrow>
                    <msup>
                      <mi mathvariant="italic">sen</mi>
                      <mn>3</mn>
                    </msup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o stretchy="false">ℒ</mo>
            </mrow>
            <mrow>
              <mrow>
                <mo fence="true" form="prefix" stretchy="true">{</mo>
                <mrow>
                  <mrow>
                    <msup>
                      <mi mathvariant="italic">sen</mi>
                      <mrow/>
                    </msup>
                    <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o fence="true" form="prefix" stretchy="true">(</mo>
                      <mrow>
                        <mi>t</mi>
                      </mrow>
                      <mo fence="true" form="postfix" stretchy="true">)</mo>
                    </mrow>
                  </mrow>
                </mrow>
                <mo fence="true" form="postfix" stretchy="true">}</mo>
              </mrow>
              <mo stretchy="false">=</mo>
              <mo stretchy="false">ℒ</mo>
            </mrow>
            <mrow>
              <mrow>
                <mo fence="true" form="prefix" stretchy="true">{</mo>
                <mrow>
                  <mrow>
                    <msup>
                      <mi mathvariant="italic">sen</mi>
                      <mrow/>
                    </msup>
                    <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  <mo stretchy="false">⋅</mo>
                      <mrow>
                        <mo fence="true" form="prefix" stretchy="true">(</mo>
                        <mrow>
                          <mrow>
                            <mfrac>
                              <mn>1</mn>
                              <mn>2</mn>
                            </mfrac>
                            <mo stretchy="false">−</mo>
                            <mfrac>
                              <mrow>
                                <mi>cos</mi>
                                <mrow>
                                  <mo fence="true" form="prefix" stretchy="true">(</mo>
                                  <mrow>
                                    <mrow>
                                      <mn>2</mn>
                                      <mi>t</mi>
                                    </mrow>
                                  </mrow>
                                  <mo fence="true" form="postfix" stretchy="true">)</mo>
                                </mrow>
                              </mrow>
                              <mn>2</mn>
                            </mfrac>
                          </mrow>
                        </mrow>
                        <mo fence="true" form="postfix" stretchy="true">)</mo>
                      </mrow>
                    </mrow>
                  </mrow>
                </mrow>
                <mo fence="true" form="postfix" stretchy="true">}</mo>
              </mrow>
              <mo stretchy="false">=</mo>
              <mo stretchy="false">ℒ</mo>
            </mrow>
            <mrow>
              <mo fence="true" form="prefix" stretchy="true">{</mo>
              <mrow>
                <mrow>
                  <mfrac>
                    <mrow>
                      <msup>
                        <mi mathvariant="italic">sen</mi>
                        <mrow/>
                      </msup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  <mn>2</mn>
                  </mfrac>
                  <mo stretchy="false">−</mo>
                  <mfrac>
                    <mrow>
                      <msup>
                        <mi mathvariant="italic">sen</mi>
                        <mrow/>
                      </msup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  <mi>cos</mi>
                      <mrow>
                        <mo fence="true" form="prefix" stretchy="true">(</mo>
                        <mrow>
                          <mrow>
                            <mn>2</mn>
                            <mi>t</mi>
                          </mrow>
                        </mrow>
                        <mo fence="true" form="postfix" stretchy="true">)</mo>
                      </mrow>
                    </mrow>
                    <mn>2</mn>
                  </mfrac>
                </mrow>
              </mrow>
              <mo fence="true" form="postfix" stretchy="true">}</mo>
            </mrow>
          </mrow>
        </mtd>
      </mtr>
      <mtr>
        <mtd>
          <mrow>
            <mo stretchy="false">ℒ</mo>
            <mrow>
              <mrow>
                <mo fence="true" form="prefix" stretchy="true">{</mo>
                <mrow>
                  <mrow>
                    <mfrac>
                      <mn>3</mn>
                      <mn>4</mn>
                    </mfrac>
                    <msup>
                      <mi mathvariant="italic">sen</mi>
                      <mrow/>
                    </msup>
                    <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  <mo stretchy="false">−</mo>
                      <mfrac>
                        <mrow>
                          <msup>
                            <mi mathvariant="italic">sen</mi>
                            <mrow/>
                          </msup>
                          <mrow>
                            <mo fence="true" form="prefix" stretchy="true">(</mo>
                            <mrow>
                              <mrow>
                                <mn>3</mn>
                                <mi>t</mi>
                              </mrow>
                            </mrow>
                            <mo fence="true" form="postfix" stretchy="true">)</mo>
                          </mrow>
                        </mrow>
                        <mn>4</mn>
                      </mfrac>
                    </mrow>
                  </mrow>
                </mrow>
                <mo fence="true" form="postfix" stretchy="true">}</mo>
              </mrow>
              <mo stretchy="false">=</mo>
              <mrow>
                <mrow>
                  <mfrac>
                    <mn>3</mn>
                    <mn>4</mn>
                  </mfrac>
                  <mo stretchy="false">⋅</mo>
                  <mfrac>
                    <mn>1</mn>
                    <mrow>
                      <msup>
                        <mi>s</mi>
                        <mn>2</mn>
                      </msup>
                      <mo stretchy="false">+</mo>
                      <mn>1</mn>
                    </mrow>
                  </mfrac>
                </mrow>
                <mo stretchy="false">−</mo>
                <mrow>
                  <mfrac>
                    <mn>3</mn>
                    <mn>4</mn>
                  </mfrac>
                  <mo stretchy="false">⋅</mo>
                  <mfrac>
                    <mn>1</mn>
                    <mrow>
                      <msup>
                        <mi>s</mi>
                        <mn>2</mn>
                      </msup>
                      <mo stretchy="false">+</mo>
                      <mn>9</mn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i>F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row>
                    <mfrac>
                      <mn>4</mn>
                      <mi>s</mi>
                    </mfrac>
                    <mo stretchy="false">+</mo>
                    <mfrac>
                      <mn>6</mn>
                      <msup>
                        <mi>s</mi>
                        <mn>5</mn>
                      </msup>
                    </mfrac>
                    <mo stretchy="false">+</mo>
                    <mfrac>
                      <mn>1</mn>
                      <mrow>
                        <mi>s</mi>
                        <mo stretchy="false">+</mo>
                        <mn>8</mn>
                      </mrow>
                    </mfrac>
                  </mrow>
                </mrow>
                <mo fence="true" form="postfix" stretchy="true">}</mo>
              </mrow>
              <mo stretchy="false">=</mo>
              <mrow>
                <mrow>
                  <mn>4</mn>
                  <mo stretchy="false">+</mo>
                  <mfrac>
                    <msup>
                      <mi>t</mi>
                      <mn>4</mn>
                    </msup>
                    <mn>4</mn>
                  </mfrac>
                  <mo stretchy="false">+</mo>
                  <msup>
                    <mi>e</mi>
                    <mrow>
                      <mo stretchy="false">−</mo>
                      <mn>8</mn>
                    </mrow>
                  </msup>
                </mrow>
                <mi>t</mi>
              </mrow>
            </mrow>
          </mrow>
        </mtd>
      </mtr>
      <mtr>
        <mtd>
          <mrow/>
        </mtd>
      </mtr>
      <mtr>
        <mtd>
          <mrow>
            <mi>G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n>1</mn>
                    <mrow>
                      <mn>5</mn>
                      <mrow>
                        <mi>s</mi>
                        <mo stretchy="false">−</mo>
                        <mn>2</mn>
                      </mrow>
                    </mrow>
                  </mfrac>
                </mrow>
                <mo fence="true" form="postfix" stretchy="true">}</mo>
              </mrow>
              <mo stretchy="false">=</mo>
              <mrow>
                <mfrac>
                  <mn>1</mn>
                  <mn>5</mn>
                </mfrac>
                <mo stretchy="false">⋅</mo>
                <mfrac>
                  <mn>1</mn>
                  <mrow>
                    <mi>s</mi>
                    <mo stretchy="false">−</mo>
                    <mfrac>
                      <mn>2</mn>
                      <mn>5</mn>
                    </mfrac>
                  </mrow>
                </mfrac>
              </mrow>
              <mo stretchy="false">=</mo>
              <mrow>
                <mfrac>
                  <mn>1</mn>
                  <mn>5</mn>
                </mfrac>
                <mo stretchy="false">⋅</mo>
                <msup>
                  <mi>e</mi>
                  <mrow>
                    <mfrac>
                      <mn>2</mn>
                      <mn>5</mn>
                    </mfrac>
                    <mi>t</mi>
                  </mrow>
                </msup>
              </mrow>
            </mrow>
          </mrow>
        </mtd>
      </mtr>
      <mtr>
        <mtd>
          <mrow/>
        </mtd>
      </mtr>
      <mtr>
        <mtd>
          <mrow>
            <mi>H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n>1</mn>
                    <mrow>
                      <mn>4</mn>
                      <mrow>
                        <msup>
                          <mi>s</mi>
                          <mn>2</mn>
                        </msup>
                        <mo stretchy="false">+</mo>
                        <mn>1</mn>
                      </mrow>
                    </mrow>
                  </mfrac>
                </mrow>
                <mo fence="true" form="postfix" stretchy="true">}</mo>
              </mrow>
              <mo stretchy="false">=</mo>
              <mrow>
                <mfrac>
                  <mn>1</mn>
                  <mn>2</mn>
                </mfrac>
                <mo stretchy="false">⋅</mo>
                <msup>
                  <mo stretchy="false">ℒ</mo>
                  <mrow>
                    <mo stretchy="false">−</mo>
                    <mn>1</mn>
                  </mrow>
                </msup>
              </mrow>
            </mrow>
            <mrow>
              <mrow>
                <mo fence="true" form="prefix" stretchy="true">{</mo>
                <mrow>
                  <mrow>
                    <mfrac>
                      <mn>1</mn>
                      <mn>2</mn>
                    </mfrac>
                    <mo stretchy="false">⋅</mo>
                    <mfrac>
                      <mn>1</mn>
                      <mrow>
                        <msup>
                          <mi>s</mi>
                          <mn>2</mn>
                        </msup>
                        <mo stretchy="false">+</mo>
                        <msup>
                          <mrow>
                            <mo fence="true" form="prefix" stretchy="true">(</mo>
                            <mrow>
                              <mfrac>
                                <mn>1</mn>
                                <mn>2</mn>
                              </mfrac>
                            </mrow>
                            <mo fence="true" form="postfix" stretchy="true">)</mo>
                          </mrow>
                          <mn>2</mn>
                        </msup>
                      </mrow>
                    </mfrac>
                  </mrow>
                </mrow>
                <mo fence="true" form="postfix" stretchy="true">}</mo>
              </mrow>
              <mo stretchy="false">=</mo>
              <mrow>
                <mfrac>
                  <mn>1</mn>
                  <mn>2</mn>
                </mfrac>
                <mo stretchy="false">⋅</mo>
                <mi mathvariant="italic">sen</mi>
              </mrow>
            </mrow>
            <mrow>
              <mo fence="true" form="prefix" stretchy="true">(</mo>
              <mrow>
                <mfrac>
                  <mi>t</mi>
                  <mn>2</mn>
                </mfrac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I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row>
                      <mi>s</mi>
                      <mo stretchy="false">+</mo>
                      <mn>1</mn>
                    </mrow>
                    <mrow>
                      <msup>
                        <mi>s</mi>
                        <mn>2</mn>
                      </msup>
                      <mo stretchy="false">+</mo>
                      <mn>2</mn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row>
                    <mfrac>
                      <mi>s</mi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</mfrac>
                    <mo stretchy="false">+</mo>
                    <mfrac>
                      <mn>1</mn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</mfrac>
                  </mrow>
                </mrow>
                <mo fence="true" form="postfix" stretchy="true">}</mo>
              </mrow>
              <mo stretchy="false">=</mo>
              <mspace width="2em"/>
            </mrow>
          </mrow>
        </mtd>
      </mtr>
      <mtr>
        <mtd>
          <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i>s</mi>
                    <mrow>
                      <msup>
                        <mi>s</mi>
                        <mn>2</mn>
                      </msup>
                      <mo stretchy="false">+</mo>
                      <msup>
                        <mrow>
                          <mo fence="true" form="prefix" stretchy="true">(</mo>
                          <mrow>
                            <msqrt>
                              <mn>2</mn>
                            </msqrt>
                          </mrow>
                          <mo fence="true" form="postfix" stretchy="true">)</mo>
                        </mrow>
                        <mn>2</mn>
                      </msup>
                    </mrow>
                  </mfrac>
                </mrow>
                <mo fence="true" form="postfix" stretchy="true">}</mo>
              </mrow>
              <mo stretchy="false">+</mo>
              <mfrac>
                <mn>1</mn>
                <msqrt>
                  <mn>2</mn>
                </msqrt>
              </mfrac>
            </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sqrt>
                      <mn>2</mn>
                    </msqrt>
                    <mrow>
                      <msup>
                        <mi>s</mi>
                        <mn>2</mn>
                      </msup>
                      <mo stretchy="false">+</mo>
                      <msup>
                        <mrow>
                          <mo fence="true" form="prefix" stretchy="true">(</mo>
                          <mrow>
                            <msqrt>
                              <mn>2</mn>
                            </msqrt>
                          </mrow>
                          <mo fence="true" form="postfix" stretchy="true">)</mo>
                        </mrow>
                        <mn>2</mn>
                      </msup>
                    </mrow>
                  </mfrac>
                </mrow>
                <mo fence="true" form="postfix" stretchy="true">}</mo>
              </mrow>
              <mo stretchy="false">=</mo>
              <mi>cos</mi>
            </mrow>
            <mrow>
              <msub>
                <mrow>
                  <mo fence="true" form="prefix" stretchy="true">(</mo>
                  <mrow>
                    <mrow>
                      <msqrt>
                        <mn>2</mn>
                      </msqrt>
                      <mi>t</mi>
                    </mrow>
                  </mrow>
                  <mo fence="true" form="postfix" stretchy="true">)</mo>
                </mrow>
                <mrow/>
              </msub>
              <mo stretchy="false">+</mo>
              <mfrac>
                <mrow>
                  <mi mathvariant="italic">sen</mi>
                  <mrow>
                    <mo fence="true" form="prefix" stretchy="true">(</mo>
                    <mrow>
                      <mrow>
                        <msqrt>
                          <mn>2</mn>
                        </msqrt>
                        <mi>t</mi>
                      </mrow>
                    </mrow>
                    <mo fence="true" form="postfix" stretchy="true">)</mo>
                  </mrow>
                </mrow>
                <msqrt>
                  <mn>2</mn>
                </msqrt>
              </mfrac>
            </mrow>
          </mrow>
        </mtd>
      </mtr>
      <mtr>
        <mtd>
          <mrow/>
        </mtd>
      </mtr>
      <mtr>
        <mtd>
          <mrow>
            <mi>J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i>s</mi>
                    <mrow>
                      <mrow>
                        <msup>
                          <mi>s</mi>
                          <mn>2</mn>
                        </msup>
                        <mo stretchy="false">+</mo>
                        <mn>2</mn>
                      </mrow>
                      <mrow>
                        <mi>s</mi>
                        <mo stretchy="false">−</mo>
                        <mn>3</mn>
                      </mrow>
                    </mrow>
                  </mfrac>
                </mrow>
                <mo fence="true" form="postfix" stretchy="true">}</mo>
              </mrow>
              <mo stretchy="false">=</mo>
              <mspace width="2em"/>
            </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i>s</mi>
                    <mrow>
                      <mrow>
                        <mo fence="true" form="prefix" stretchy="true">(</mo>
                        <mrow>
                          <mrow>
                            <mi>s</mi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row>
                        <mo fence="true" form="prefix" stretchy="true">(</mo>
                        <mrow>
                          <mrow>
                            <mi>s</mi>
                            <mo stretchy="false">+</mo>
                            <mn>3</mn>
                          </mrow>
                        </mrow>
                        <mo fence="true" form="postfix" stretchy="true">)</mo>
                      </mrow>
                    </mrow>
                  </mfrac>
                </mrow>
                <mo fence="true" form="postfix" stretchy="true">}</mo>
              </mrow>
              <mo stretchy="false">=</mo>
              <mspace width="2em"/>
            </mrow>
          </mrow>
        </mtd>
      </mtr>
      <mtr>
        <mtd>
          <mrow>
            <mrow>
              <mi>s</mi>
              <mo stretchy="false">=</mo>
              <mi>A</mi>
            </mrow>
            <mrow>
              <mrow>
                <mo fence="true" form="prefix" stretchy="true">(</mo>
                <mrow>
                  <mrow>
                    <mi>s</mi>
                    <mo stretchy="false">+</mo>
                    <mn>3</mn>
                  </mrow>
                </mrow>
                <mo fence="true" form="postfix" stretchy="true">)</mo>
              </mrow>
              <mo stretchy="false">+</mo>
              <mi>B</mi>
            </mrow>
            <mrow>
              <mo fence="true" form="prefix" stretchy="true">(</mo>
              <mrow>
                <mrow>
                  <mi>s</mi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se</mi>
            <mspace width="2em"/>
            <mi>s</mi>
            <mrow>
              <mspace width="2em"/>
              <mo stretchy="false">=</mo>
              <mrow>
                <mspace width="2em"/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row>
              <mrow>
                <mo stretchy="false">−</mo>
                <mn>3</mn>
              </mrow>
              <mo stretchy="false">=</mo>
              <mrow>
                <mn>0</mn>
                <mo stretchy="false">+</mo>
                <mi>B</mi>
              </mrow>
            </mrow>
            <mrow>
              <mo fence="true" form="prefix" stretchy="true">(</mo>
              <mrow>
                <mrow>
                  <mo stretchy="false">−</mo>
                  <mn>4</mn>
                </mrow>
              </mrow>
              <mo fence="true" form="postfix" stretchy="true">)</mo>
            </mrow>
          </mrow>
        </mtd>
      </mtr>
      <mtr>
        <mtd>
          <mrow>
            <mi>B</mi>
            <mo stretchy="false">=</mo>
            <mfrac>
              <mn>3</mn>
              <mn>4</mn>
            </mfrac>
          </mrow>
        </mtd>
      </mtr>
      <mtr>
        <mtd>
          <mrow/>
        </mtd>
      </mtr>
      <mtr>
        <mtd>
          <mrow>
            <mi mathvariant="italic">se</mi>
            <mspace width="2em"/>
            <mrow>
              <mi>s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n>1</mn>
              <mo stretchy="false">=</mo>
              <mi>A</mi>
            </mrow>
            <mrow>
              <mrow>
                <mo fence="true" form="prefix" stretchy="true">(</mo>
                <mrow>
                  <mn>4</mn>
                </mrow>
                <mo fence="true" form="postfix" stretchy="true">)</mo>
              </mrow>
              <mo stretchy="false">+</mo>
              <mn>0</mn>
            </mrow>
          </mrow>
        </mtd>
      </mtr>
      <mtr>
        <mtd>
          <mrow>
            <mi>A</mi>
            <mo stretchy="false">=</mo>
            <mfrac>
              <mn>1</mn>
              <mn>4</mn>
            </mfrac>
          </mrow>
        </mtd>
      </mtr>
      <mtr>
        <mtd>
          <mrow/>
        </mtd>
      </mtr>
      <mtr>
        <mtd>
          <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row>
                    <mrow>
                      <mfrac>
                        <mn>1</mn>
                        <mn>4</mn>
                      </mfrac>
                      <mo stretchy="false">⋅</mo>
                      <mfrac>
                        <mn>1</mn>
                        <mrow>
                          <mo fence="true" form="prefix" stretchy="tru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</mfrac>
                    </mrow>
                    <mo stretchy="false">+</mo>
                    <mrow>
                      <mfrac>
                        <mn>3</mn>
                        <mn>4</mn>
                      </mfrac>
                      <mo stretchy="false">⋅</mo>
                      <mfrac>
                        <mn>1</mn>
                        <mrow>
                          <mi>s</mi>
                          <mo stretchy="false">+</mo>
                          <mn>3</mn>
                        </mrow>
                      </mfrac>
                    </mrow>
                  </mrow>
                </mrow>
                <mo fence="true" form="postfix" stretchy="true">}</mo>
              </mrow>
              <mo stretchy="false">=</mo>
              <mspace width="2em"/>
            </mrow>
            <mfrac>
              <mn>1</mn>
              <mn>4</mn>
            </mfrac>
            <mrow>
              <mo fence="true" form="prefix" stretchy="true">(</mo>
              <mrow>
                <mrow>
                  <mrow>
                    <msup>
                      <mi>e</mi>
                      <mi>t</mi>
                    </msup>
                    <mo stretchy="false">+</mo>
                    <mrow>
                      <mn>3</mn>
                      <mo stretchy="false">⋅</mo>
                      <msup>
                        <mi>e</mi>
                        <mrow>
                          <mo stretchy="false">−</mo>
                          <mn>3</mn>
                        </mrow>
                      </msup>
                    </mrow>
                  </mrow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K</mi>
            <mn>.</mn>
            <mspace width="2em"/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frac>
                    <mrow>
                      <mi>s</mi>
                      <mo stretchy="false">−</mo>
                      <mn>1</mn>
                    </mrow>
                    <mrow>
                      <msup>
                        <mi>s</mi>
                        <mn>2</mn>
                      </msup>
                      <mrow>
                        <mo fence="true" form="prefix" stretchy="true">(</mo>
                        <mrow>
                          <mrow>
                            <msup>
                              <mi>s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row>
                  </mfrac>
                </mrow>
                <mo fence="true" form="postfix" stretchy="true">}</mo>
              </mrow>
              <mo stretchy="false">=</mo>
              <msup>
                <mo stretchy="false">ℒ</mo>
                <mrow>
                  <mo stretchy="false">−</mo>
                  <mn>1</mn>
                </mrow>
              </msup>
            </mrow>
            <mrow>
              <mrow>
                <mo fence="true" form="prefix" stretchy="true">{</mo>
                <mrow>
                  <mrow>
                    <mfrac>
                      <mn>1</mn>
                      <msup>
                        <mi>s</mi>
                        <mn>2</mn>
                      </msup>
                    </mfrac>
                    <mrow>
                      <mfrac>
                        <mi>s</mi>
                        <mrow>
                          <mo fence="true" form="prefix" stretchy="true">(</mo>
                          <mrow>
                            <mrow>
                              <msup>
                                <mi>s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form="postfix" stretchy="true">)</mo>
                        </mrow>
                      </mfrac>
                      <mo stretchy="false">−</mo>
                      <mrow>
                        <mfrac>
                          <mn>1</mn>
                          <msup>
                            <mi>s</mi>
                            <mn>2</mn>
                          </msup>
                        </mfrac>
                        <mo stretchy="false">⋅</mo>
                        <mfrac>
                          <mn>1</mn>
                          <mrow>
                            <mo fence="true" form="prefix" stretchy="true">(</mo>
                            <mrow>
                              <mrow>
                                <msup>
                                  <mi>s</mi>
                                  <mn>2</mn>
                                </msup>
                                <mo stretchy="false">+</mo>
                                <mn>1</mn>
                              </mrow>
                            </mrow>
                            <mo fence="true" form="postfix" stretchy="true">)</mo>
                          </mrow>
                        </mfrac>
                      </mrow>
                    </mrow>
                  </mrow>
                </mrow>
                <mo fence="true" form="postfix" stretchy="true">}</mo>
              </mrow>
              <mo stretchy="false">=</mo>
              <mspace width="2em"/>
            </mrow>
          </mrow>
        </mtd>
      </mtr>
      <mtr>
        <mtd>
          <mrow/>
        </mtd>
      </mtr>
      <mtr>
        <mtd>
          <mrow>
            <mfrac>
              <mn>1</mn>
              <msup>
                <mi>s</mi>
                <mn>2</mn>
              </msup>
            </mfrac>
            <mrow>
              <mfrac>
                <mrow>
                  <mi>s</mi>
                  <mo stretchy="false">−</mo>
                  <mn>1</mn>
                </mrow>
                <mrow>
                  <mo fence="true" form="prefix" stretchy="true">(</mo>
                  <mrow>
                    <mrow>
                      <msup>
                        <mi>s</mi>
                        <mn>2</mn>
                      </msup>
                      <mo stretchy="false">+</mo>
                      <mn>1</mn>
                    </mrow>
                  </mrow>
                  <mo fence="true" form="postfix" stretchy="true">)</mo>
                </mrow>
              </mfrac>
              <mo stretchy="false">=</mo>
              <mrow>
                <mfrac>
                  <mi>A</mi>
                  <msup>
                    <mi>s</mi>
                    <mn>2</mn>
                  </msup>
                </mfrac>
                <mo stretchy="false">+</mo>
                <mfrac>
                  <mi>B</mi>
                  <mi>s</mi>
                </mfrac>
                <mo stretchy="false">+</mo>
                <mfrac>
                  <mrow>
                    <mrow>
                      <mi mathvariant="italic">Cs</mi>
                      <mo stretchy="false">+</mo>
                      <mi>D</mi>
                    </mrow>
                  </mrow>
                  <mrow>
                    <msup>
                      <mi>s</mi>
                      <mn>2</mn>
                    </msup>
                    <mo stretchy="false">+</mo>
                    <mn>1</mn>
                  </mrow>
                </mfrac>
              </mrow>
            </mrow>
          </mrow>
        </mtd>
      </mtr>
      <mtr>
        <mtd>
          <mrow/>
        </mtd>
      </mtr>
      <mtr>
        <mtd>
          <mrow>
            <mrow>
              <mrow>
                <mi>s</mi>
                <mo stretchy="false">−</mo>
                <mn>1</mn>
              </mrow>
              <mo stretchy="false">=</mo>
              <mi>A</mi>
            </mrow>
            <mrow>
              <mrow>
                <mo fence="true" form="prefix" stretchy="true">(</mo>
                <mrow>
                  <mrow>
                    <msup>
                      <mi>s</mi>
                      <mn>2</mn>
                    </msup>
                    <mo stretchy="false">+</mo>
                    <mn>1</mn>
                  </mrow>
                </mrow>
                <mo fence="true" form="postfix" stretchy="true">)</mo>
              </mrow>
              <mo stretchy="false">+</mo>
              <mi>B</mi>
            </mrow>
            <mrow>
              <mrow>
                <mo fence="true" form="prefix" stretchy="true">(</mo>
                <mrow>
                  <mrow>
                    <msup>
                      <mi>s</mi>
                      <mn>3</mn>
                    </msup>
                    <mo stretchy="false">+</mo>
                    <mi>s</mi>
                  </mrow>
                </mrow>
                <mo fence="true" form="postfix" stretchy="true">)</mo>
              </mrow>
              <mo stretchy="false">+</mo>
              <mrow>
                <mo fence="true" form="prefix" stretchy="true">(</mo>
                <mrow>
                  <mrow>
                    <mi mathvariant="italic">Cs</mi>
                    <mo stretchy="false">+</mo>
                    <mi>D</mi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sup>
                  <mi>s</mi>
                  <mn>2</mn>
                </msup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se</mi>
            <mspace width="2em"/>
            <mi>s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row>
              <mn>0</mn>
              <mo stretchy="false">−</mo>
              <mn>1</mn>
            </mrow>
            <mo stretchy="false">=</mo>
            <mrow>
              <mi>A</mi>
              <mo stretchy="false">+</mo>
              <mn>0</mn>
              <mo stretchy="false">+</mo>
              <mn>0</mn>
            </mrow>
          </mrow>
        </mtd>
      </mtr>
      <mtr>
        <mtd>
          <mrow>
            <mi>A</mi>
            <mo stretchy="false">=</mo>
            <mrow>
              <mo stretchy="false">−</mo>
              <mn>1</mn>
            </mrow>
          </mrow>
        </mtd>
      </mtr>
      <mtr>
        <mtd>
          <mrow/>
        </mtd>
      </mtr>
      <mtr>
        <mtd>
          <mrow>
            <mi>s</mi>
            <mo stretchy="false">=</mo>
            <mrow>
              <mrow>
                <mo stretchy="false">−</mo>
                <msup>
                  <mi>s</mi>
                  <mn>2</mn>
                </msup>
              </mrow>
              <mo stretchy="false">+</mo>
              <msubsup>
                <mi mathvariant="italic">Bs</mi>
                <mrow/>
                <mn>3</mn>
              </msubsup>
              <mo stretchy="false">+</mo>
              <mi mathvariant="italic">Bs</mi>
              <mo stretchy="false">+</mo>
              <msup>
                <mi mathvariant="italic">Cs</mi>
                <mn>3</mn>
              </msup>
              <mo stretchy="false">+</mo>
              <msup>
                <mi mathvariant="italic">Ds</mi>
                <mn>2</mn>
              </msup>
            </mrow>
          </mrow>
        </mtd>
      </mtr>
      <mtr>
        <mtd>
          <mrow/>
        </mtd>
      </mtr>
      <mtr>
        <mtd>
          <mrow>
            <mrow>
              <mn>0</mn>
              <mo stretchy="false">=</mo>
              <msup>
                <mi>s</mi>
                <mn>2</mn>
              </msup>
            </mrow>
            <mrow>
              <mrow>
                <mo fence="true" form="prefix" stretchy="true">(</mo>
                <mrow>
                  <mrow>
                    <mi>D</mi>
                    <mo stretchy="false">−</mo>
                    <mn>1</mn>
                  </mrow>
                </mrow>
                <mo fence="true" form="postfix" stretchy="true">)</mo>
              </mrow>
              <mo stretchy="false">+</mo>
              <msup>
                <mi>s</mi>
                <mn>3</mn>
              </msup>
            </mrow>
            <mrow>
              <mrow>
                <mo fence="true" form="prefix" stretchy="true">(</mo>
                <mrow>
                  <mrow>
                    <mi>B</mi>
                    <mo stretchy="false">+</mo>
                    <mi>C</mi>
                  </mrow>
                </mrow>
                <mo fence="true" form="postfix" stretchy="true">)</mo>
              </mrow>
              <mo stretchy="false">+</mo>
              <mi>s</mi>
            </mrow>
            <mrow>
              <mo fence="true" form="prefix" stretchy="true">(</mo>
              <mrow>
                <mrow>
                  <mi>B</mi>
                  <mo stretchy="false">−</mo>
                  <mn>1</mn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row>
                <mi>D</mi>
                <mo stretchy="false">−</mo>
                <mn>1</mn>
              </mrow>
              <mo stretchy="false">=</mo>
              <mn>0</mn>
            </mrow>
            <mspace width="2em"/>
            <mo stretchy="false">→</mo>
            <mspace width="2em"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row>
                <mi>B</mi>
                <mo stretchy="false">−</mo>
                <mn>1</mn>
              </mrow>
              <mo stretchy="false">=</mo>
              <mn>0</mn>
            </mrow>
            <mspace width="2em"/>
            <mo stretchy="false">→</mo>
            <mspace width="2em"/>
            <mrow>
              <mi>B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n>0</mn>
              <mo stretchy="false">=</mo>
              <mi mathvariant="normal">0</mi>
              <mo stretchy="false">+</mo>
              <msup>
                <mi>s</mi>
                <mn>3</mn>
              </msup>
            </mrow>
            <mrow>
              <mrow>
                <mo fence="true" form="prefix" stretchy="true">(</mo>
                <mrow>
                  <mrow>
                    <mrow>
                      <mi mathvariant="normal">1</mi>
                      <mo stretchy="false">+</mo>
                      <mi>C</mi>
                    </mrow>
                  </mrow>
                </mrow>
                <mo fence="true" form="postfix" stretchy="true">)</mo>
              </mrow>
              <mo stretchy="false">+</mo>
              <mi mathvariant="normal">0</mi>
            </mrow>
          </mrow>
        </mtd>
      </mtr>
      <mtr>
        <mtd>
          <mrow/>
        </mtd>
      </mtr>
      <mtr>
        <mtd>
          <mrow>
            <mi>C</mi>
            <mrow>
              <mspace width="2em"/>
              <mo stretchy="false">=</mo>
              <mspace width="2em"/>
              <mo stretchy="false">−</mo>
              <mi mathvariant="normal">1</mi>
            </mrow>
          </mrow>
        </mtd>
      </mtr>
      <mtr>
        <mtd>
          <mrow/>
        </mtd>
      </mtr>
      <mtr>
        <mtd>
          <mrow>
            <mfrac>
              <mn>1</mn>
              <msup>
                <mi>s</mi>
                <mn>2</mn>
              </msup>
            </mfrac>
            <mrow>
              <mfrac>
                <mrow>
                  <mi>s</mi>
                  <mo stretchy="false">−</mo>
                  <mn>1</mn>
                </mrow>
                <mrow>
                  <mo fence="true" form="prefix" stretchy="true">(</mo>
                  <mrow>
                    <mrow>
                      <msup>
                        <mi>s</mi>
                        <mn>2</mn>
                      </msup>
                      <mo stretchy="false">+</mo>
                      <mn>1</mn>
                    </mrow>
                  </mrow>
                  <mo fence="true" form="postfix" stretchy="true">)</mo>
                </mrow>
              </mfrac>
              <mo stretchy="false">=</mo>
              <mrow>
                <mo stretchy="false">−</mo>
                <mfrac>
                  <mrow>
                    <mi mathvariant="normal">1</mi>
                  </mrow>
                  <msup>
                    <mi>s</mi>
                    <mn>2</mn>
                  </msup>
                </mfrac>
              </mrow>
              <mo stretchy="false">+</mo>
              <mfrac>
                <mrow>
                  <mi mathvariant="normal">1</mi>
                </mrow>
                <mi>s</mi>
              </mfrac>
              <mo stretchy="false">+</mo>
              <mfrac>
                <mrow>
                  <mrow>
                    <mrow>
                      <mo stretchy="false">−</mo>
                      <mi>s</mi>
                    </mrow>
                    <mo stretchy="false">+</mo>
                    <mi mathvariant="normal">1</mi>
                  </mrow>
                </mrow>
                <mrow>
                  <msup>
                    <mi>s</mi>
                    <mn>2</mn>
                  </msup>
                  <mo stretchy="false">+</mo>
                  <mn>1</mn>
                </mrow>
              </mfrac>
            </mrow>
          </mrow>
        </mtd>
      </mtr>
      <mtr>
        <mtd>
          <mrow/>
        </mtd>
      </mtr>
      <mtr>
        <mtd>
          <mrow>
            <msup>
              <mo stretchy="false">ℒ</mo>
              <mrow>
                <mo stretchy="false">−</mo>
                <mn>1</mn>
              </mrow>
            </msup>
            <mrow>
              <mrow>
                <mo fence="true" form="prefix" stretchy="true">{</mo>
                <mrow>
                  <mrow>
                    <mrow>
                      <mrow>
                        <mo stretchy="false">−</mo>
                        <mfrac>
                          <mn>1</mn>
                          <msup>
                            <mi>s</mi>
                            <mn>2</mn>
                          </msup>
                        </mfrac>
                      </mrow>
                      <mo stretchy="false">+</mo>
                      <mfrac>
                        <mn>1</mn>
                        <mi>s</mi>
                      </mfrac>
                      <mo stretchy="false">+</mo>
                      <mfrac>
                        <mrow>
                          <mrow>
                            <mo stretchy="false">−</mo>
                            <mi>s</mi>
                          </mrow>
                        </mrow>
                        <mrow>
                          <msup>
                            <mi>s</mi>
                            <mn>2</mn>
                          </msup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n>1</mn>
                        </mrow>
                        <mrow>
                          <msup>
                            <mi>s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</mrow>
                <mo fence="true" form="postfix" stretchy="true">}</mo>
              </mrow>
              <mo stretchy="false">=</mo>
              <mrow>
                <mo stretchy="false">−</mo>
                <mi>t</mi>
              </mrow>
              <mo stretchy="false">+</mo>
              <mi mathvariant="normal">1</mi>
              <mo stretchy="false">−</mo>
              <mi mathvariant="italic">cos</mi>
            </mrow>
            <mrow>
              <mrow>
                <mo fence="true" form="prefix" stretchy="true">(</mo>
                <mrow>
                  <mrow>
                    <mi>t</mi>
                  </mrow>
                </mrow>
                <mo fence="true" form="postfix" stretchy="true">)</mo>
              </mrow>
              <mo stretchy="false">+</mo>
              <mi mathvariant="italic">sen</mi>
            </mrow>
            <mrow>
              <mo fence="true" form="prefix" stretchy="true">(</mo>
              <mrow>
                <mrow>
                  <mi>t</mi>
                </mrow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laplace { left ( { f left ( t right ) } right ) = int to { ∞ } from { 0 } { { e ^ { - s cdot t } cdot f } { left ( t right ) cdot dt } } } } newline { } newline { A . ~ laplace { { left lbrace { 2 cdot t ^ 4 } right rbrace = { 2 cdot { fact 4 over s ^ { 4 + 1 } } } } = { 48 over s ^ 5 } } } newline { } newline { B . ~ laplace { left lbrace left ( { 1 + e ^ { 2 t } } right ) ^ 2 right rbrace = laplace } { left lbrace { { 1 + { 2 cdot e ^ { 2 t } } } + e ^ { 4 t } } right rbrace = { { { 1 over s } + { 2 cdot { 1 over { s - 2 } } } } + { 1 over { s - 4 } } } } } newline { } newline { C . ~ laplace { left lbrace { cos { left ( { 5 t } right ) + sen } left ( { 2 t } right ) } right rbrace = { { s over { s { ² + 25 } } } + { 2 over { s ^ 2 + 4 } } } } } newline { } newline { D . ~ laplace { left lbrace { { e ^ t cdot senh } left ( t right ) } right rbrace = { { 1 over { s - 1 } } cdot { 1 over { s { ² - 1 } } } } } ~ XXX } newline { } newline { E . ~ laplace { left lbrace { sen ^ 3 left ( t right ) } right rbrace = laplace } { left lbrace { sen ^ { } { left ( t right ) cdot sen ^ 2 } left ( t right ) } right rbrace = laplace } { left lbrace { sen ^ { } { left ( t right ) cdot left ( { { 1 over 2 } - { { cos left ( { 2 t } right ) } over 2 } } right ) } } right rbrace = laplace } left lbrace { { { sen ^ { } left ( t right ) } over 2 } - { { sen ^ { } left ( t right ) cos left ( { 2 t } right ) } over 2 } } right rbrace } newline { laplace { left lbrace { { 3 over 4 } sen ^ { } { left ( t right ) - { { sen ^ { } left ( { 3 t } right ) } over 4 } } } right rbrace = { { { 3 over 4 } cdot { 1 over { s ^ 2 + 1 } } } - { { 3 over 4 } cdot { 1 over { s ^ 2 + 9 } } } } } } newline { } newline { F . ~ laplace ^ - 1 { left lbrace { { { 4 over s } + { 6 over s ^ 5 } } + { 1 over { s + 8 } } } right rbrace = { { { 4 + { t ^ 4 over 4 } } + e ^ - 8 } t } } } newline { } newline { G . ~ laplace ^ - 1 { { left lbrace { 1 over { 5 { s - 2 } } } right rbrace = { { 1 over 5 } cdot { 1 over { s - { 2 over 5 } } } } } = { { 1 over 5 } cdot e ^ { { 2 over 5 } t } } } } newline { } newline { H . ~ laplace ^ - 1 { left lbrace { 1 over { 4 { s ^ 2 + 1 } } } right rbrace = { { 1 over 2 } cdot laplace ^ - 1 } } { left lbrace { { 1 over 2 } cdot { 1 over { s ^ 2 + left ( { 1 over 2 } right ) ^ 2 } } } right rbrace = { { 1 over 2 } cdot sen } } left ( { t over 2 } right ) } newline { } newline { I . ~ laplace ^ - 1 { left lbrace { { s + 1 } over { s ^ 2 + 2 } } right rbrace = laplace ^ - 1 } { left lbrace { { s over { s ^ 2 + 2 } } + { 1 over { s ^ 2 + 2 } } } right rbrace = ~ } } newline { laplace ^ - 1 { left lbrace { s over { s ^ 2 + left ( sqrt 2 right ) ^ 2 } } right rbrace + { 1 over sqrt 2 } } laplace ^ - 1 { left lbrace { sqrt 2 over { s ^ 2 + left ( sqrt 2 right ) ^ 2 } } right rbrace = cos } { left ( { sqrt 2 t } right ) _ { } + { { sen left ( { sqrt 2 t } right ) } over sqrt 2 } } } newline { } newline { J . ~ laplace ^ - 1 { left lbrace { s over { { s ^ 2 + 2 } { s - 3 } } } right rbrace = ~ } laplace ^ - 1 { left lbrace { s over { left ( { s - 1 } right ) left ( { s + 3 } right ) } } right rbrace = ~ } } newline { { s = A } { left ( { s + 3 } right ) + B } left ( { s - 1 } right ) } newline { } newline { se ~ s { ~ = { ~ - 3 } } } newline { } newline { { - 3 = { 0 + B } } left ( - 4 right ) } newline { B = { 3 over 4 } } newline { } newline { se ~ { s = 1 } } newline { } newline { { 1 = A } { left ( 4 right ) + 0 } } newline { A = { 1 over 4 } } newline { } newline { laplace ^ - 1 { left lbrace { { { 1 over 4 } cdot { 1 over left ( { s - 1 } right ) } } + { { 3 over 4 } cdot { 1 over { s + 3 } } } } right rbrace = ~ } { 1 over 4 } left ( { { e ^ t + { 3 cdot e ^ - 3 } } t } right ) } newline { } newline { K . ~ laplace ^ - 1 { left lbrace { { s - 1 } over { s ^ 2 left ( { s ^ 2 + 1 } right ) } } right rbrace = laplace ^ - 1 } { left lbrace { { 1 over s ^ 2 } { { s over left ( { s ^ 2 + 1 } right ) } - { { 1 over s ^ 2 } cdot { 1 over left ( { s ^ 2 + 1 } right ) } } } } right rbrace = ~ } } newline { } newline { { 1 over s ^ 2 } { { { s - 1 } over left ( { s ^ 2 + 1 } right ) } = { { { A over s ^ 2 } + { B over s } } + { { Cs + D } over { s ^ 2 + 1 } } } } } newline { } newline { { { s - 1 } = A } { left ( { s ^ 2 + 1 } right ) + B } { left ( { s ^ 3 + s } right ) + left ( { Cs + D } right ) } left ( s ^ 2 right ) } newline { } newline { se ~ s { ~ = ~ } 0 } newline { } newline { { 0 - 1 } = { { A + 0 } + 0 } } newline { A = - 1 } newline { } newline { s = { { { { - s ^ 2 + Bs ^ 3 _ { } } + Bs } + Cs ^ 3 } + Ds ^ 2 } } newline { } newline { { 0 = s ^ 2 } { left ( { D - 1 } right ) + s ^ 3 } { left ( { B + C } right ) + s } left ( { B - 1 } right ) } newline { } newline { { { D - 1 } = 0 } ~ rightarrow ~ { D = 1 } } newline { } newline { { { B - 1 } = 0 } ~ rightarrow ~ { B = 1 } } newline { } newline { { 0 = { 0 + s ^ 3 } } { left ( { 1 + C } right ) + 0 } } newline { } newline { C { ~ = { ~ - 1 } } } newline { } newline { { 1 over s ^ 2 } { { { s - 1 } over left ( { s ^ 2 + 1 } right ) } = { { - { 1 over s ^ 2 } + { 1 over s } } + { { - s + 1 } over { s ^ 2 + 1 } } } } } newline { } newline { laplace ^ - 1 { left lbrace { { { - { 1 over s ^ 2 } + { 1 over s } } + { - s over { s ^ 2 + 1 } } } + { 1 over { s ^ 2 + 1 } } } right rbrace = { { - t + 1 } - cos } } { left ( t right ) + sen } left ( t right ) } newline { } newline { } newline { } newline { } newline { } newline { } newline { } newline { } newline { } newline { } newline { } newline { } newline { } newline { } newline {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19T20:13:14.383000000</dc:date>
    <meta:editing-duration>PT2H43M23S</meta:editing-duration>
    <meta:editing-cycles>36</meta:editing-cycles>
    <meta:generator>LibreOffice/24.2.3.2$Windows_X86_64 LibreOffice_project/433d9c2ded56988e8a90e6b2e771ee4e6a5ab2ba</meta:generator>
  </office:meta>
</office:document-meta>
</file>